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nce Salois</text:p>
      <text:p text:style-name="Standard">9/5/2024</text:p>
      <text:p text:style-name="Standard">Creative Coding</text:p>
      <text:p text:style-name="Standard">Learning styles</text:p>
      <text:p text:style-name="Standard"/>
      <text:p text:style-name="Standard"/>
      <text:p text:style-name="Standard"><text:tab/>I think that learning styles absolutely affect how we learn things. Commonly cited learning styles include visual, auditory, reading/writing, and kinesthetic types. I see myself as more of a visual and kinesthetic learner. To me, it makes sense that people might learn better when information is presented in a way that aligns with their preferences. For example, a visual learner might benefit from diagrams and videos, while an auditory learner might prefer lectures or discussions. </text:p>
      <text:p text:style-name="Standard"/>
      <text:p text:style-name="Standard"><text:tab/>However, I do think that if you're only capable of learning in one style, that might be indicative of having a fixed mindset. Being able to incorporate different styles of learning rather than focusing on the way you normally do things can bring more cognitive flexibility, which may allow people to tackle various challenges when it comes the diversity of how one can and/or should confront real world challenges. I see an example of this in myself. I'm a very average student, and I worry about my ability to keep up with my online classes. All of them are online, which can be dangerous for a procrastinator like me. I'm gonna keep trying at it and hopefully develop new learning skills and styles because of it.</text:p>
      <text:p text:style-name="Standard"><text:tab/></text:p>
      <text:p text:style-name="Standard"><text:tab/>In conclusion, different approaches to learning encourage learners to adapt to different teaching methods and develop a deeper, more versatile understanding of the material. In the end, a one-size-fits-all approach to learning is unlikely to be effective. Rather, a combination of methods and strategies informed by evidence rather than preference may be better for an indivual in the long r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nce Salois</meta:initial-creator>
    <meta:creation-date>2024-09-05T15:56:00.51</meta:creation-date>
    <meta:document-statistic meta:table-count="0" meta:image-count="0" meta:object-count="0" meta:page-count="1" meta:paragraph-count="8" meta:word-count="268" meta:character-count="1650"/>
    <dc:date>2024-09-05T16:09:06.75</dc:date>
    <dc:creator>Chance Salois</dc:creator>
    <meta:editing-duration>PT13M6S</meta:editing-duration>
    <meta:editing-cycles>1</meta:editing-cycles>
    <meta:generator>OpenOffice/4.1.15$Win32 OpenOffice.org_project/4115m2$Build-9813</meta:generator>
  </office:meta>
</office:document-meta>
</file>